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.212cm" fo:margin-bottom="0cm" fo:line-height="100%" fo:text-align="center" style:justify-single-word="false" fo:text-indent="1.251cm" style:auto-text-indent="false" style:text-autospace="none"/>
      <style:text-properties style:font-name="Times New Roman CYR" fo:font-size="14pt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2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P3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style:font-name="Times New Roman CYR" fo:font-size="14pt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4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style:font-name="Times New Roman CYR" fo:font-size="14pt" fo:language="ru" fo:country="RU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5" style:family="paragraph" style:parent-style-name="Standard" style:list-style-name="L3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style:font-name="Times New Roman CYR" fo:font-size="14pt" fo:language="ru" fo:country="RU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6" style:family="paragraph" style:parent-style-name="Standard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style:font-name="Times New Roman CYR" fo:font-size="14pt" fo:language="ru" fo:country="RU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7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</style:style>
    <style:style style:name="P8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251cm" style:auto-text-indent="false" style:text-autospace="none"/>
      <style:text-properties fo:language="ru" fo:country="RU"/>
    </style:style>
    <style:style style:name="P9" style:family="paragraph" style:parent-style-name="Standard" style:list-style-name="">
      <style:paragraph-properties fo:margin-top="0.212cm" fo:margin-bottom="0cm" fo:line-height="100%" fo:text-align="center" style:justify-single-word="false" style:text-autospace="none"/>
      <style:text-properties style:font-name="Times New Roman CYR" fo:font-size="14pt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P10" style:family="paragraph" style:parent-style-name="Standard" style:master-page-name="">
      <style:paragraph-properties fo:margin-left="0cm" fo:margin-right="0cm" fo:margin-top="0.423cm" fo:margin-bottom="0cm" fo:line-height="100%" fo:text-align="justify" style:justify-single-word="false" fo:text-indent="1.217cm" style:auto-text-indent="false" style:page-number="auto" fo:keep-with-next="always" style:text-autospace="none"/>
    </style:style>
    <style:style style:name="P11" style:family="paragraph" style:parent-style-name="Standard" style:list-style-name="RTF_5f_Num_20_3">
      <style:paragraph-properties fo:margin-left="1.199cm" fo:margin-right="0cm" fo:margin-top="0.212cm" fo:margin-bottom="0.564cm" fo:line-height="100%" fo:text-align="justify" style:justify-single-word="false" fo:text-indent="0cm" style:auto-text-indent="false" style:text-autospace="none">
        <style:tab-stops/>
      </style:paragraph-properties>
    </style:style>
    <style:style style:name="P12" style:family="paragraph" style:parent-style-name="Standard" style:master-page-name="">
      <style:paragraph-properties fo:margin-left="0cm" fo:margin-right="0cm" fo:margin-top="0.212cm" fo:margin-bottom="0.564cm" fo:line-height="100%" fo:text-align="justify" style:justify-single-word="false" fo:text-indent="1.244cm" style:auto-text-indent="false" style:page-number="auto" style:text-autospace="none">
        <style:tab-stops/>
      </style:paragraph-properties>
    </style:style>
    <style:style style:name="P13" style:family="paragraph" style:parent-style-name="Standard" style:list-style-name="">
      <style:paragraph-properties fo:margin-left="0cm" fo:margin-right="0cm" fo:margin-top="0.212cm" fo:margin-bottom="0.564cm" fo:line-height="100%" fo:text-align="justify" style:justify-single-word="false" fo:text-indent="1.199cm" style:auto-text-indent="false" style:text-autospace="none"/>
      <style:text-properties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1" style:family="text">
      <style:text-properties style:font-name="Times New Roman CYR" fo:font-size="14pt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2" style:family="text">
      <style:text-properties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3" style:family="text">
      <style:text-properties style:font-name="Times New Roman CYR" fo:font-size="14pt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T4" style:family="text">
      <style:text-properties style:font-name="Times New Roman CYR" fo:font-size="14pt" fo:language="en" fo:country="US" fo:font-weight="bold" style:font-name-asian="Times New Roman CYR" style:font-size-asian="14pt" style:font-weight-asian="bold" style:font-name-complex="Times New Roman CYR" style:font-size-complex="14pt" style:font-weight-complex="bold"/>
    </style:style>
    <style:style style:name="T5" style:family="text">
      <style:text-properties style:font-name="Times New Roman1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font-variant="normal" fo:text-transform="none" style:font-name="Times New Roman CYR" fo:font-size="14pt" fo:language="ru" fo:country="RU" fo:font-weight="normal" style:font-name-asian="Times New Roman CYR" style:font-size-asian="14pt" style:font-weight-asian="normal" style:font-name-complex="Times New Roman CYR" style:font-size-complex="14pt" style:font-weight-complex="normal"/>
    </style:style>
    <style:style style:name="T11" style:family="text">
      <style:text-properties fo:font-variant="normal" fo:text-transform="none" style:font-name="Times New Roman1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 ИСПЫТАНИЙ</text:p>
      <text:p text:style-name="P9">опытного образца системы автоматического контроля геометрии и отбраковки плоских алюминиевых слитков.</text:p>
      <text:p text:style-name="P10"><text:span text:style-name="T3">Объект испытаний</text:span></text:p>
      <text:p text:style-name="P2">Объект испытаний – опытный образец системы автоматического контроля геометрии и отбраковки плоских алюминиевых слитков (далее СКГ). </text:p>
      <text:p text:style-name="P7"><text:span text:style-name="T1">Разработчик опытного образца ООО </text:span><text:span text:style-name="T5">«</text:span><text:span text:style-name="T2">АльваСофт</text:span><text:span text:style-name="T5">».</text:span></text:p>
      <text:p text:style-name="P3"><text:span text:style-name="T8">Основания для проведения испытаний</text:span></text:p>
      <text:list xml:id="list2101537697046137651" text:style-name="RTF_5f_Num_20_3">
        <text:list-item>
          <text:p text:style-name="P11"><text:span text:style-name="T1">График проведения испытаний системы контроля геометрии, диагностики и отбраковки алюминиевых слитков в ЛО-1 </text:span><text:span text:style-name="T5">«</text:span><text:span text:style-name="T2">РУСАЛ-Саяногорск</text:span><text:span text:style-name="T5">» </text:span><text:span text:style-name="T2">от 21 апреля 2016 года.</text:span></text:p>
        </text:list-item>
      </text:list>
      <text:p text:style-name="P12"><text:span text:style-name="T4">Цель испытаний</text:span></text:p>
      <text:p text:style-name="P7"><text:span text:style-name="T1">Целью испытаний является оценка </text:span><text:span text:style-name="T2">работоспособности и отказоустойчивости</text:span><text:span text:style-name="T1"> СКГ, подтверждение принципиальной возможности проведения измерений указанным способом.</text:span></text:p>
      <text:p text:style-name="P3"><text:span text:style-name="T8">Условия проведения испытаний</text:span></text:p>
      <text:p text:style-name="P7"><text:span text:style-name="T10">Испытания проводятся на территории АО </text:span><text:span text:style-name="T11">«</text:span><text:span text:style-name="T10">РУСАЛ-Саяногорск</text:span><text:span text:style-name="T11">» </text:span><text:span text:style-name="T10">в литейном отделении №1 на линии непрерывной гомогенизации цилиндрических слитков Hertwich №2</text:span><text:span text:style-name="T2">, в период с 8 июля по 16 августа 2016 года.</text:span></text:p>
      <text:p text:style-name="P3"><text:span text:style-name="T8">Методика проведения испытаний</text:span></text:p>
      <text:p text:style-name="P7"><text:span text:style-name="T1">Испытания проводились в соответствии с методикой, изложенной в п. 5 </text:span><text:span text:style-name="T5">«</text:span><text:span text:style-name="T2">Программы и методики испытаний</text:span><text:span text:style-name="T5">».</text:span></text:p>
      <text:p text:style-name="P3"><text:span text:style-name="T8">Результаты испытаний</text:span></text:p>
      <text:p text:style-name="P8"><text:span text:style-name="T6">СКГ непрерывно работала в период с 08.07.2016 по 16.08.2016. В процессе измерений было обработано в автоматическом режиме 20025 цилиндрических слитков. </text:span></text:p>
      <text:p text:style-name="P8"><text:soft-page-break/><text:span text:style-name="T6">В результате анализа сохраненных данных установлено, что сбоев в работе СКГ не было. Выявлено замедление интерфейса клиентской части программного обеспечения.</text:span></text:p>
      <text:p text:style-name="P4">Замечания и рекомендации</text:p>
      <text:list xml:id="list8698561501299063457" text:style-name="L3">
        <text:list-item>
          <text:list>
            <text:list-item>
              <text:list>
                <text:list-item>
                  <text:p text:style-name="P5"><text:span text:style-name="T7">В промышленном образце системы оптимизировать работу интерфейса клиентского программного обеспечения.</text:span></text:p>
                </text:list-item>
                <text:list-item>
                  <text:p text:style-name="P5"><text:span text:style-name="T7">Предусмотреть защиту датчиков от запыления и других неблагоприятных факторов.</text:span></text:p>
                </text:list-item>
              </text:list>
            </text:list-item>
          </text:list>
        </text:list-item>
      </text:list>
      <text:p text:style-name="P6">Вывод</text:p>
      <text:p text:style-name="P13">Считать, что опытный образец СКГ выполняет задачу автоматизации контроля геометрии в соответствии с заявленными требованиями, <text:span text:style-name="T9">работоспособность и отказоустойчивость подтверждена.</text:span></text:p>
      <text:p text:style-name="P6"><text:span text:style-name="T7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style:style style:name="RTF_5f_Num_20_4_20_1" style:display-name="RTF_Num 4 1" style:family="text">
      <style:text-properties style:font-name="Symbol"/>
    </style:style>
    <style:style style:name="RTF_5f_Num_20_5_20_1" style:display-name="RTF_Num 5 1" style:family="text">
      <style:text-properties style:font-name="Symbol"/>
    </style:style>
    <style:style style:name="RTF_5f_Num_20_6_20_1" style:display-name="RTF_Num 6 1" style:family="text">
      <style:text-properties style:font-name="Symbol"/>
    </style:style>
    <style:style style:name="RTF_5f_Num_20_7_20_1" style:display-name="RTF_Num 7 1" style:family="text">
      <style:text-properties style:font-name="Symbol"/>
    </style:style>
    <style:style style:name="RTF_5f_Num_20_8_20_1" style:display-name="RTF_Num 8 1" style:family="text">
      <style:text-properties style:font-name="Symbol"/>
    </style:style>
    <style:style style:name="Numbering_20_Symbols" style:display-name="Numbering Symbols" style:family="text"/>
    <style:style style:name="RTF_5f_Num_20_9_20_1" style:display-name="RTF_Num 9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 text:consecutive-numbering="true">
      <text:list-level-style-number text:level="1" text:style-name="RTF_5f_Num_20_6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number text:level="1" text:style-name="RTF_5f_Num_20_7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 text:consecutive-numbering="true">
      <text:list-level-style-number text:level="1" text:style-name="RTF_5f_Num_20_8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number text:level="1" text:style-name="RTF_5f_Num_20_9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3S</meta:editing-duration>
    <meta:editing-cycles>13</meta:editing-cycles>
    <meta:generator>OpenOffice/4.1.2$Win32 OpenOffice.org_project/412m3$Build-9782</meta:generator>
    <dc:date>2016-08-22T14:58:30.42</dc:date>
    <dc:creator>Денис Зинченко</dc:creator>
    <meta:document-statistic meta:table-count="0" meta:image-count="0" meta:object-count="0" meta:page-count="2" meta:paragraph-count="21" meta:word-count="212" meta:character-count="1740"/>
    <meta:user-defined meta:name="Info 1"/>
    <meta:user-defined meta:name="Info 2"/>
    <meta:user-defined meta:name="Info 3"/>
    <meta:user-defined meta:name="Info 4"/>
  </office:meta>
</office:document-meta>
</file>